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OpenSymbol1" svg:font-family="OpenSymbol"/>
    <style:font-face style:name="Liberation Sans2" svg:font-family="'Liberation Sans'" style:font-family-generic="swiss"/>
    <style:font-face style:name="DejaVu Sans1" svg:font-family="'DejaVu Sans'" style:font-pitch="variable"/>
    <style:font-face style:name="Latin Modern Math1" svg:font-family="'Latin Modern Math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Noto Sans CJK SC2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1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.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872cm" fo:min-width="9.26cm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objectwithoutfill">
      <style:graphic-properties svg:stroke-color="#ff4000" draw:fill="solid" draw:textarea-vertical-align="middle"/>
    </style:style>
    <style:style style:name="gr15" style:family="graphic" style:parent-style-name="objectwithoutfill">
      <style:graphic-properties svg:stroke-color="#3faf46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5.65cm" fo:min-width="4.9cm"/>
    </style:style>
    <style:style style:name="gr18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7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T1" style:family="text">
      <style:text-properties style:font-name="OpenSymbol1" style:font-name-asian="OpenSymbol1" style:font-name-complex="OpenSymbol1"/>
    </style:style>
    <style:style style:name="T2" style:family="text">
      <style:text-properties style:font-name-asian="Liberation Sans2" style:font-name-complex="Liberation Sans2"/>
    </style:style>
    <style:style style:name="T3" style:family="text">
      <style:text-properties style:font-name="Liberation Sans1" style:font-name-asian="Liberation Sans2" style:font-name-complex="Liberation Sans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style:font-name-asian="Liberation Sans2" style:font-name-complex="Liberation Sans2"/>
    </style:style>
    <style:style style:name="T8" style:family="text">
      <style:text-properties style:font-name="Latin Modern Math" style:font-name-asian="Latin Modern Math" style:font-name-complex="Latin Modern Math"/>
    </style:style>
    <style:style style:name="T9" style:family="text">
      <style:text-properties style:font-name="Latin Modern Math" fo:font-size="13pt" style:font-name-asian="Latin Modern Math" style:font-size-asian="13pt" style:font-name-complex="Latin Modern Math" style:font-size-complex="13pt"/>
    </style:style>
    <style:style style:name="T10" style:family="text">
      <style:text-properties style:font-name="Liberation Sans1" style:font-name-asian="Latin Modern Math" style:font-name-complex="Latin Modern Math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Sans2" fo:font-size="13pt" style:font-name-asian="Liberation Sans2" style:font-size-asian="13pt" style:font-name-complex="Liberation Sans2" style:font-size-complex="13pt"/>
    </style:style>
    <style:style style:name="T13" style:family="text">
      <style:text-properties style:font-name="Liberation Sans1" fo:font-size="13pt" style:font-name-asian="Liberation Sans2" style:font-size-asian="13pt" style:font-name-complex="Liberation Sans2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01cm" svg:y1="9.1cm" svg:x2="15.701cm" svg:y2="6.7cm">
          <text:p/>
        </draw:line>
        <draw:line draw:style-name="gr1" draw:text-style-name="P1" draw:layer="layout" svg:x1="9.801cm" svg:y1="9.1cm" svg:x2="16.001cm" svg:y2="9.1cm">
          <text:p/>
        </draw:line>
        <draw:line draw:style-name="gr1" draw:text-style-name="P1" draw:layer="layout" svg:x1="15.701cm" svg:y1="6.7cm" svg:x2="15.701cm" svg:y2="9.1cm">
          <text:p/>
        </draw:line>
        <draw:frame draw:style-name="gr2" draw:text-style-name="P2" draw:layer="layout" svg:width="0.8cm" svg:height="0.827cm" svg:x="10.901cm" svg:y="8.3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11.67cm" svg:y="9.238cm">
          <draw:text-box>
            <text:p><text:span text:style-name="T2">Adjacent</text:span></text:p>
          </draw:text-box>
        </draw:frame>
        <draw:frame draw:style-name="gr4" draw:text-style-name="P2" draw:layer="layout" svg:width="5.399cm" svg:height="1.1cm" svg:x="10.401cm" svg:y="6.6cm">
          <draw:text-box>
            <text:p>hypotenuse</text:p>
          </draw:text-box>
        </draw:frame>
        <draw:frame draw:style-name="gr5" draw:text-style-name="P2" draw:layer="layout" svg:width="3.799cm" svg:height="1.673cm" svg:x="15.601cm" svg:y="7.3cm">
          <draw:text-box>
            <text:p><text:span text:style-name="T3">Opposite</text:span></text:p>
          </draw:text-box>
        </draw:frame>
        <draw:frame draw:style-name="gr6" draw:text-style-name="P2" draw:layer="layout" svg:width="6.653cm" svg:height="3.806cm" svg:x="10.4cm" svg:y="11.6cm">
          <draw:text-box>
            <text:p>SOH = SIN(a) = O / H</text:p>
            <text:p/>
            <text:p>CAH = COS(a) = A/H</text:p>
            <text:p/>
            <text:p>TOA = TAN(a) = O/A</text:p>
          </draw:text-box>
        </draw:frame>
        <draw:frame draw:style-name="gr7" draw:text-style-name="P2" draw:layer="layout" svg:width="6cm" svg:height="4.1cm" svg:x="20.1cm" svg:y="11.3cm">
          <draw:text-box>
            <text:p>O = H * SIN(a)</text:p>
            <text:p/>
            <text:p>A = H * COS(a)</text:p>
          </draw:text-box>
        </draw:frame>
        <draw:frame draw:style-name="gr8" draw:text-style-name="P2" draw:layer="layout" svg:width="15.6cm" svg:height="2.2cm" svg:x="2.8cm" svg:y="1.7cm">
          <draw:text-box>
            <text:p>Remember that:</text:p>
          </draw:text-box>
        </draw:frame>
        <draw:custom-shape draw:style-name="gr9" draw:text-style-name="P3" draw:layer="layout" svg:width="0.6cm" svg:height="0.4cm" svg:x="15.1cm" svg:y="8.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3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4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frame draw:style-name="gr16" draw:text-style-name="P2" draw:layer="layout" svg:width="7.1cm" svg:height="3.095cm" svg:x="20.4cm" svg:y="3.5cm">
          <draw:text-box>
            <text:p>Drop a line down from </text:p>
            <text:p>the upper line to the lower line to cross at right angles.</text:p>
          </draw:text-box>
        </draw:frame>
        <draw:line draw:style-name="gr1" draw:text-style-name="P1" draw:layer="layout" svg:x1="19.7cm" svg:y1="8.8cm" svg:x2="20.2cm" svg:y2="10cm">
          <text:p/>
        </draw:line>
        <draw:line draw:style-name="gr1" draw:text-style-name="P1" draw:layer="layout" svg:x1="21cm" svg:y1="8.3cm" svg:x2="19.7cm" svg:y2="8.8cm">
          <text:p/>
        </draw:line>
      </draw:page>
      <draw:page draw:name="page5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6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7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8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9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0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1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2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3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2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custom-shape draw:style-name="gr23" draw:text-style-name="P3" draw:layer="layout" svg:width="0.6cm" svg:height="0.5cm" svg:x="15.3cm" svg:y="4.7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2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5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2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4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25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6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2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4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25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26" draw:text-style-name="P6" draw:layer="layout" svg:width="2.4cm" svg:height="1cm" svg:x="18.2cm" svg:y="6.6cm">
          <draw:text-box>
            <text:p text:style-name="P5"><text:span text:style-name="T11">sin(</text:span><text:span text:style-name="T12">β</text:span><text:span text:style-name="T1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7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2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4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25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27" draw:text-style-name="P2" draw:layer="layout" svg:width="3.698cm" svg:height="0.962cm" svg:x="18.724cm" svg:y="3.638cm">
          <draw:text-box>
            <text:p>sin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28" draw:text-style-name="P6" draw:layer="layout" svg:width="2.4cm" svg:height="1cm" svg:x="18.2cm" svg:y="6.6cm">
          <draw:text-box>
            <text:p text:style-name="P5"><text:span text:style-name="T11">sin(</text:span><text:span text:style-name="T12">β</text:span><text:span text:style-name="T1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8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7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18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9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0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0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0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0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1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2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4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25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frame draw:style-name="gr25" draw:text-style-name="P2" draw:layer="layout" svg:width="3.876cm" svg:height="0.962cm" svg:x="20.8cm" svg:y="5.938cm">
          <draw:text-box>
            <text:p>sin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27" draw:text-style-name="P2" draw:layer="layout" svg:width="3.698cm" svg:height="0.962cm" svg:x="18.724cm" svg:y="3.638cm">
          <draw:text-box>
            <text:p>sin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29" draw:text-style-name="P6" draw:layer="layout" svg:width="2.4cm" svg:height="1cm" svg:x="18.2cm" svg:y="6.6cm">
          <draw:text-box>
            <text:p text:style-name="P5"><text:span text:style-name="T11">sin(</text:span><text:span text:style-name="T12">β</text:span><text:span text:style-name="T13">)</text:span>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OpenSymbol1" svg:font-family="OpenSymbol"/>
    <style:font-face style:name="Liberation Sans2" svg:font-family="'Liberation Sans'" style:font-family-generic="swiss"/>
    <style:font-face style:name="DejaVu Sans1" svg:font-family="'DejaVu Sans'" style:font-pitch="variable"/>
    <style:font-face style:name="Latin Modern Math1" svg:font-family="'Latin Modern Math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Noto Sans CJK SC2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22:08:50.695928167</meta:creation-date>
    <dc:date>2020-11-25T10:56:25.802120826</dc:date>
    <meta:editing-duration>PT1H37M42S</meta:editing-duration>
    <meta:editing-cycles>9</meta:editing-cycles>
    <meta:generator>LibreOffice/6.4.7.2$Linux_X86_64 LibreOffice_project/40$Build-2</meta:generator>
    <meta:document-statistic meta:object-count="406"/>
  </office:meta>
</office:document-meta>
</file>